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BitStream vera Sans',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152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152cm" loext:contextual-spacing="false" fo:orphans="2" fo:widows="2" fo:text-indent="0cm" style:auto-text-indent="false" fo:padding="0cm" fo:border="none"/>
      <style:text-properties fo:font-variant="normal" fo:text-transform="none" fo:color="#555555" fo:letter-spacing="normal"/>
    </style:style>
    <style:style style:name="T1" style:family="text">
      <style:text-properties style:font-name="Verdana" fo:font-size="5.15000009536743pt" fo:font-style="normal" fo:font-weight="normal"/>
    </style:style>
    <style:style style:name="T2" style:family="text">
      <style:text-properties style:font-name-asian="Verdana" style:font-size-asian="5.15000009536743pt" style:font-style-asian="normal" style:font-weight-asian="normal"/>
    </style:style>
    <style:style style:name="T3" style:family="text">
      <style:text-properties fo:font-variant="normal" fo:text-transform="none" fo:color="#555555" style:font-name="Verdana" fo:font-size="5.15000009536743pt" fo:letter-spacing="normal" fo:font-style="normal" fo:font-weight="normal"/>
    </style:style>
    <style:style style:name="T4" style:family="text">
      <style:text-properties fo:font-variant="normal" fo:text-transform="none" fo:color="#555555" fo:letter-spacing="normal" style:font-name-asian="Verdana" style:font-size-asian="5.15000009536743pt" style:font-style-asian="normal" style:font-weight-asian="normal"/>
    </style:style>
    <style:style style:name="T5" style:family="text">
      <style:text-properties fo:font-variant="normal" fo:text-transform="none" fo:color="#2970a6" style:text-line-through-style="none" style:text-line-through-type="none" style:font-name="Verdana" fo:font-size="5.15000009536743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我是在处理一个网卡中断分发问题时看的这些内容，因为是外部中断到处理器的分发问题，因此我关注的重点是</text:span><text:span text:style-name="T3">I/O APIC</text:span><text:span text:style-name="T4">和外部设备中断，所以下面这部分内容以及接下来的两篇文章都是从手册里挑着看的。</text:span><text:span text:style-name="T3"><text:line-break/></text:span><text:span text:style-name="T4">全文来自</text:span><text:span text:style-name="T3">Intel</text:span><text:span text:style-name="T4">开发者手册：</text:span><text:a xlink:type="simple" xlink:href="http://www.intel.com/content/www/us/en/architecture-and-technology/64-ia-32-architectures-software-developer-vol-3a-part-1-manual.html" text:style-name="Internet_20_link" text:visited-style-name="Visited_20_Internet_20_Link"><text:span text:style-name="T5">Intel? 64 and IA-32 Architectures Software Developer’s Manual Volume 3A System Programming Guide.pdf<text:line-break/></text:span></text:a><text:span text:style-name="T3"><text:line-break/></text:span><text:span text:style-name="T4">注意：下文中已经指出手册中的对应页面和章节，请对照手册原文看，任何个人理解错误，请包涵。</text:span></text:p>
      <text:p text:style-name="P2"><text:span text:style-name="T2">一，以下内容来自（</text:span><text:span text:style-name="T1">P459</text:span><text:span text:style-name="T2">）：</text:span><text:span text:style-name="T1">CHAPTER 10 ADVANCED PROGRAMMABLE INTERRUPT CONTROLLER (APIC)<text:line-break/>local APIC</text:span><text:span text:style-name="T2">（后续简写为</text:span><text:span text:style-name="T1">lapic</text:span><text:span text:style-name="T2">）为处理器主要做两个事情：</text:span><text:span text:style-name="T1"><text:line-break/>1</text:span><text:span text:style-name="T2">，接收来自内部（具体见后面的中断源介绍）或外部（比如</text:span><text:span text:style-name="T1">I/O APIC</text:span><text:span text:style-name="T2">或其它中断控制器）的中断，并把它们发送给</text:span><text:span text:style-name="T1">cpu</text:span><text:span text:style-name="T2">核心进行处理。</text:span></text:p>
      <text:p text:style-name="P2"><text:span text:style-name="T1">2</text:span><text:span text:style-name="T2">，在多处理器系统（</text:span><text:span text:style-name="T1">multiple processor (MP) systems</text:span><text:span text:style-name="T2">）上，</text:span><text:span text:style-name="T1">lapic</text:span><text:span text:style-name="T2">用于发送和接收处理器间中断（即</text:span><text:span text:style-name="T1">interprocessor<text:line-break/>interrupt (IPI)</text:span><text:span text:style-name="T2">）信息。</text:span><text:span text:style-name="T1">IPI</text:span><text:span text:style-name="T2">可用于把中断分发到系统的多个处理器上，或执行一些系统级的功能。</text:span></text:p>
      <text:p text:style-name="P2"><text:span text:style-name="T1">I/O APIC</text:span><text:span text:style-name="T2">（后续简写为</text:span><text:span text:style-name="T1">io apic</text:span><text:span text:style-name="T2">）属于</text:span><text:span text:style-name="T1">Intel</text:span><text:span text:style-name="T2">系统芯片组的一部分，它和外部</text:span><text:span text:style-name="T1">I/O</text:span><text:span text:style-name="T2">设备相连并把这些设备的</text:span><text:span text:style-name="T1">I/O</text:span><text:span text:style-name="T2">请求作为中断信息转达给</text:span><text:span text:style-name="T1">lapic</text:span><text:span text:style-name="T2">。在多处理器系统上，</text:span><text:span text:style-name="T1">io apic</text:span><text:span text:style-name="T2">可以将外部中断分发到某个或某组选定的处理器的</text:span><text:span text:style-name="T1">lapic</text:span><text:span text:style-name="T2">。</text:span></text:p>
      <text:p text:style-name="P2"><text:span text:style-name="T2">本章仅描述</text:span><text:span text:style-name="T1">lapic</text:span><text:span text:style-name="T2">的内容，关于</text:span><text:span text:style-name="T1">io apic</text:span><text:span text:style-name="T2">，请见参考</text:span><text:span text:style-name="T1">1</text:span><text:span text:style-name="T2">。</text:span></text:p>
      <text:p text:style-name="P2"><text:span text:style-name="T2">二，以下内容来自（</text:span><text:span text:style-name="T1">P459</text:span><text:span text:style-name="T2">）：</text:span><text:span text:style-name="T1">10.1 LOCAL AND I/O APIC OVERVIEW<text:line-break/></text:span><text:span text:style-name="T2">每一个</text:span><text:span text:style-name="T1">lapic</text:span><text:span text:style-name="T2">都由一系列的</text:span><text:span text:style-name="T1">APIC</text:span><text:span text:style-name="T2">寄存器以及相关硬件组成，它们用于控制中断的投递和</text:span><text:span text:style-name="T1">IPI</text:span><text:span text:style-name="T2">信息的产生。</text:span><text:span text:style-name="T1">APIC</text:span><text:span text:style-name="T2">寄存器可以通过</text:span><text:span text:style-name="T1">mov</text:span><text:span text:style-name="T2">指令进行读</text:span><text:span text:style-name="T1">/</text:span><text:span text:style-name="T2">写操作。</text:span></text:p>
      <text:p text:style-name="P2"><text:span text:style-name="T1">lapic</text:span><text:span text:style-name="T2">可接收以下来源的中断：</text:span><text:span text:style-name="T1"><text:line-break/>1</text:span><text:span text:style-name="T2">，本地连接的</text:span><text:span text:style-name="T1">I/O</text:span><text:span text:style-name="T2">设备（</text:span><text:span text:style-name="T1">Locally connected I/O devices</text:span><text:span text:style-name="T2">）：这些</text:span><text:span text:style-name="T1">I/O</text:span><text:span text:style-name="T2">设备要么直接连接到处理器的本地中断引脚（即</text:span><text:span text:style-name="T1">LINT0</text:span><text:span text:style-name="T2">和</text:span><text:span text:style-name="T1">LINT1</text:span><text:span text:style-name="T2">），要么是和与处理器的某个本地中断引脚相连的</text:span><text:span text:style-name="T1">8259</text:span><text:span text:style-name="T2">类型中断控制器相连。</text:span></text:p>
      <text:p text:style-name="P2"><text:span text:style-name="T1">2</text:span><text:span text:style-name="T2">，外部连接的</text:span><text:span text:style-name="T1">I/O</text:span><text:span text:style-name="T2">设备（</text:span><text:span text:style-name="T1">Externally connected I/O devices</text:span><text:span text:style-name="T2">）：这些</text:span><text:span text:style-name="T1">I/O</text:span><text:span text:style-name="T2">设备与</text:span><text:span text:style-name="T1">io apic</text:span><text:span text:style-name="T2">相连，因此设备中断通过</text:span><text:span text:style-name="T1">io apic</text:span><text:span text:style-name="T2">投递到一个或多个处理器进行处理。</text:span></text:p>
      <text:p text:style-name="P2"><text:span text:style-name="T1">3</text:span><text:span text:style-name="T2">，</text:span><text:span text:style-name="T1">IPI</text:span><text:span text:style-name="T2">中断（</text:span><text:span text:style-name="T1">Inter-processor interrupts (IPIs)</text:span><text:span text:style-name="T2">）：</text:span><text:span text:style-name="T1">Intel 64</text:span><text:span text:style-name="T2">或</text:span><text:span text:style-name="T1">IA-32</text:span><text:span text:style-name="T2">架构上的处理器可使用</text:span><text:span text:style-name="T1">IPI</text:span><text:span text:style-name="T2">机制通知系统总线上的另外一个或一组处理器，因此</text:span><text:span text:style-name="T1">IPI</text:span><text:span text:style-name="T2">可用来实现软件自我中断（</text:span><text:span text:style-name="T1">software self-interrupts</text:span><text:span text:style-name="T2">）、中断转发或抢占式调度。</text:span></text:p>
      <text:p text:style-name="P2"><text:span text:style-name="T1">4</text:span><text:span text:style-name="T2">，</text:span><text:span text:style-name="T1">APIC</text:span><text:span text:style-name="T2">定时器产生中断（</text:span><text:span text:style-name="T1">APIC timer generated interrupts</text:span><text:span text:style-name="T2">）：通过对</text:span><text:span text:style-name="T1">lapic</text:span><text:span text:style-name="T2">定时器进行编程，可以实现在指定时间到达时，向其关联的处理器发送一个本地中断。</text:span></text:p>
      <text:p text:style-name="P2"><text:span text:style-name="T1">5</text:span><text:span text:style-name="T2">，性能监视计数器中断（</text:span><text:span text:style-name="T1">Performance monitoring counter interrupts</text:span><text:span text:style-name="T2">）：</text:span><text:span text:style-name="T1">P6</text:span><text:span text:style-name="T2">、奔四和至强的处理器提供可在性能监视计数器溢出时，向其关联的处理器发送一个中断的能力。</text:span></text:p>
      <text:p text:style-name="P2"><text:span text:style-name="T1">6</text:span><text:span text:style-name="T2">，热传感器中断（</text:span><text:span text:style-name="T1">Thermal Sensor interrupts</text:span><text:span text:style-name="T2">）：奔四和至强的处理器提供可在触发热传感器时，向其关联的处理器发送一个中断的能力。</text:span></text:p>
      <text:p text:style-name="P2"><text:span text:style-name="T1">7</text:span><text:span text:style-name="T2">，</text:span><text:span text:style-name="T1">APIC</text:span><text:span text:style-name="T2">内部错误中断（</text:span><text:span text:style-name="T1">APIC internal error interrupts</text:span><text:span text:style-name="T2">）：可对</text:span><text:span text:style-name="T1">APIC</text:span><text:span text:style-name="T2">进行编程，当</text:span><text:span text:style-name="T1">lapic</text:span><text:span text:style-name="T2">内发生一个错误（比如尝试访问尚未实现的寄存器）时，向其关联的处理器发送一个中断。</text:span></text:p>
      <text:p text:style-name="P2"><text:span text:style-name="T2">上面所列中的</text:span><text:span text:style-name="T1">1</text:span><text:span text:style-name="T2">、</text:span><text:span text:style-name="T1">4</text:span><text:span text:style-name="T2">、</text:span><text:span text:style-name="T1">5</text:span><text:span text:style-name="T2">、</text:span><text:span text:style-name="T1">6</text:span><text:span text:style-name="T2">、</text:span><text:span text:style-name="T1">7</text:span><text:span text:style-name="T2">均被称为本地中断源（</text:span><text:span text:style-name="T1">local interrupt sources</text:span><text:span text:style-name="T2">）。当从本地中断源接收到一个中断时，</text:span><text:span text:style-name="T1">lapic</text:span><text:span text:style-name="T2">按照</text:span><text:span text:style-name="T1">APIC</text:span><text:span text:style-name="T2">的</text:span><text:span text:style-name="T1">LVT</text:span><text:span text:style-name="T2">（</text:span><text:span text:style-name="T1">local vector table</text:span><text:span text:style-name="T2">）寄存器设置的中断投递协议（</text:span><text:span text:style-name="T1">interrupt delivery protocol</text:span><text:span text:style-name="T2">）进行投递。</text:span><text:span text:style-name="T1">LVT</text:span><text:span text:style-name="T2">为每一个本地中断源都准备了一个单独的</text:span><text:span text:style-name="T1">LVT</text:span><text:span text:style-name="T2">条目，因此可以设置各自不同的特定投递协议。举个例子，如果引脚</text:span><text:span text:style-name="T1">LINT1</text:span><text:span text:style-name="T2">准备用来作为</text:span><text:span text:style-name="T1">NMI</text:span><text:span text:style-name="T2">中断源，那么</text:span><text:span text:style-name="T1">LVT</text:span><text:span text:style-name="T2">中对应</text:span><text:span text:style-name="T1">LINT1</text:span><text:span text:style-name="T2">的条目需设置中断向量号为</text:span><text:span text:style-name="T1">2</text:span><text:span text:style-name="T2">（即</text:span><text:span text:style-name="T1">NMI</text:span><text:span text:style-name="T2">中断）。</text:span></text:p>
      <text:p text:style-name="P2"><text:span text:style-name="T2">通过对</text:span><text:span text:style-name="T1">lapic</text:span><text:span text:style-name="T2">的</text:span><text:span text:style-name="T1">ICR</text:span><text:span text:style-name="T2">（</text:span><text:span text:style-name="T1">interrupt command register</text:span><text:span text:style-name="T2">）寄存器进行编程可使对应处理器产生</text:span><text:span text:style-name="T1">IPI</text:span><text:span text:style-name="T2">中断。对</text:span><text:span text:style-name="T1">ICR</text:span><text:span text:style-name="T2">进行写操作，就会导致产生一个</text:span><text:span text:style-name="T1">IPI</text:span><text:span text:style-name="T2">信息并发送到系统总线（</text:span><text:span text:style-name="T1">system bus</text:span><text:span text:style-name="T2">，奔四和至强）或</text:span><text:span text:style-name="T1">APIC</text:span><text:span text:style-name="T2">总线（</text:span><text:span text:style-name="T1">APIC bus</text:span><text:span text:style-name="T2">，奔腾和</text:span><text:span text:style-name="T1">P6</text:span><text:span text:style-name="T2">）。</text:span><text:span text:style-name="T1">IPI</text:span><text:span text:style-name="T2">可以被发送到系统的其它处理器或发送给自身（即</text:span><text:span text:style-name="T1">self-interrupts</text:span><text:span text:style-name="T2">）。</text:span></text:p>
      <text:p text:style-name="P2"><text:span text:style-name="T1">lapic</text:span><text:span text:style-name="T2">同样接收来自外部连接设备的中断，这些中断通过</text:span><text:span text:style-name="T1">io apic</text:span><text:span text:style-name="T2">进行转交，即由</text:span><text:span text:style-name="T1">io apic</text:span><text:span text:style-name="T2">接收系统硬件和</text:span><text:span text:style-name="T1">I/O</text:span><text:span text:style-name="T2">设备产生的中断，并把它们作为中断信息转发给</text:span><text:span text:style-name="T1">lapic</text:span><text:span text:style-name="T2">。</text:span></text:p>
      <text:p text:style-name="P2"><text:span text:style-name="T2">可以对</text:span><text:span text:style-name="T1">io apic</text:span><text:span text:style-name="T2">的引脚进行单独编程，以实现当对应引脚被置位时产生某个特定的中断向量。</text:span><text:span text:style-name="T1">io apic</text:span><text:span text:style-name="T2">还有一个虚拟线模式（</text:span><text:span text:style-name="T1">virtual wire mode</text:span><text:span text:style-name="T2">）允许它与标准的</text:span><text:span text:style-name="T1">8259A</text:span><text:span text:style-name="T2">型外部中断控制器进行通信。由于</text:span><text:span text:style-name="T1">lapic</text:span><text:span text:style-name="T2">可以被关闭，因此处理器可以直接接收到</text:span><text:span text:style-name="T1">8259A</text:span><text:span text:style-name="T2">型中断控制器的中断。</text:span></text:p>
      <text:p text:style-name="P2"><text:span text:style-name="T1">lapic</text:span><text:span text:style-name="T2">和</text:span><text:span text:style-name="T1">io apic</text:span><text:span text:style-name="T2">都是为多处理器系统而设计的，</text:span><text:span text:style-name="T1">lapic</text:span><text:span text:style-name="T2">处理来之</text:span><text:span text:style-name="T1">io apic</text:span><text:span text:style-name="T2">的中断，或来之其它处理器的</text:span><text:span text:style-name="T1">IPI</text:span><text:span text:style-name="T2">中断，或自身产生的中断。虽然中断同样可以通过本地中断引脚（</text:span><text:span text:style-name="T1">local interrupt pins</text:span><text:span text:style-name="T2">）投递到单独的处理器，但这种机制在多处理器系统上并不常用。</text:span></text:p>
      <text:p text:style-name="P2"><text:span text:style-name="T2">在多处理器系统上，</text:span><text:span text:style-name="T1">IPI</text:span><text:span text:style-name="T2">机制的典型应用是用来发送固定的中断（即特定向量号的中断）和为了特定的目的而中断系统总线上的处理器。举个例子，</text:span><text:span text:style-name="T1">lapic</text:span><text:span text:style-name="T2">可以使用</text:span><text:span text:style-name="T1">IPI</text:span><text:span text:style-name="T2">来转发某些固定的中断到其它处理器进行服务。特定目的的</text:span><text:span text:style-name="T1">IPI</text:span><text:span text:style-name="T2">（例如</text:span><text:span text:style-name="T1">NMI</text:span><text:span text:style-name="T2">、</text:span><text:span text:style-name="T1">INIT</text:span><text:span text:style-name="T2">、</text:span><text:span text:style-name="T1">SMI</text:span><text:span text:style-name="T2">和</text:span><text:span text:style-name="T1">SIPI</text:span><text:span text:style-name="T2">）允许系统总线上的一个或多个处理器执行系统级的启动和控制功能。</text:span></text:p>
      <text:p text:style-name="P2"><text:span text:style-name="T2">三，以下内容来自（</text:span><text:span text:style-name="T1">P463</text:span><text:span text:style-name="T2">）：</text:span><text:span text:style-name="T1">10.2 SYSTEM BUS VS. APIC BUS<text:line-break/></text:span><text:span text:style-name="T2">在</text:span><text:span text:style-name="T1">P6</text:span><text:span text:style-name="T2">和奔腾处理器上，</text:span><text:span text:style-name="T1">io apic</text:span><text:span text:style-name="T2">和</text:span><text:span text:style-name="T1">lapic</text:span><text:span text:style-name="T2">通过</text:span><text:span text:style-name="T1">3</text:span><text:span text:style-name="T2">线</text:span><text:span text:style-name="T1">APIC</text:span><text:span text:style-name="T2">间总线（</text:span><text:span text:style-name="T1">3-wire inter-APIC bus</text:span><text:span text:style-name="T2">）进行通信。</text:span><text:span text:style-name="T1">lapic</text:span><text:span text:style-name="T2">同样也使用</text:span><text:span text:style-name="T1">APIC</text:span><text:span text:style-name="T2">总线进行</text:span><text:span text:style-name="T1">IPI</text:span><text:span text:style-name="T2">的发送与接收。</text:span><text:span text:style-name="T1">APIC</text:span><text:span text:style-name="T2">总线和</text:span><text:span text:style-name="T1">APIC</text:span><text:span text:style-name="T2">总线信息对软件来说是不可视的，并且没有规划架构。（应该是指</text:span><text:span text:style-name="T1">lapic</text:span><text:span text:style-name="T2">还只是属于</text:span><text:span text:style-name="T1">Intel 82489DX</text:span><text:span text:style-name="T2">外部</text:span><text:span text:style-name="T1">APIC</text:span><text:span text:style-name="T2">架构的一部分，而没有独立划分为一个架构）</text:span></text:p>
      <text:p text:style-name="P2"><text:span text:style-name="T2">而在奔四和至强处理器上，</text:span><text:span text:style-name="T1">io apic</text:span><text:span text:style-name="T2">和</text:span><text:span text:style-name="T1">lapic</text:span><text:span text:style-name="T2">通过系统总线进行通信，统一为</text:span><text:span text:style-name="T1">xAPIC</text:span><text:span text:style-name="T2">架构。</text:span><text:span text:style-name="T1">io apic</text:span><text:span text:style-name="T2">通过</text:span><text:span text:style-name="T1">Intel</text:span><text:span text:style-name="T2">芯片组的网桥硬件产生发往</text:span><text:span text:style-name="T1">lapic</text:span><text:span text:style-name="T2">的中断信息向系统上的处理器发送中断请求。</text:span><text:span text:style-name="T1">lapic</text:span><text:span text:style-name="T2">之间的</text:span><text:span text:style-name="T1">IPI</text:span><text:span text:style-name="T2">信息通过系统总线直接传送。</text:span></text:p>
      <text:p text:style-name="P2"><text:span text:style-name="T2">四，以下内容来自（</text:span><text:span text:style-name="T1">P463</text:span><text:span text:style-name="T2">）：</text:span><text:span text:style-name="T1">10.3 THE INTEL? 82489DX EXTERNAL APIC, THE APIC, THE XAPIC, AND THE X2APIC</text:span></text:p>
      <text:p text:style-name="P2"><text:span text:style-name="T2">在</text:span><text:span text:style-name="T1">P6</text:span><text:span text:style-name="T2">和早期奔腾处理器上，</text:span><text:span text:style-name="T1">lapic</text:span><text:span text:style-name="T2">只是属于</text:span><text:span text:style-name="T1">Intel 82489DX</text:span><text:span text:style-name="T2">外部</text:span><text:span text:style-name="T1">APIC</text:span><text:span text:style-name="T2">架构的一部分，而在奔四和至强处理器上，</text:span><text:span text:style-name="T1">APIC</text:span><text:span text:style-name="T2">架构得到了进一步的扩展而被称为</text:span><text:span text:style-name="T1">xAPIC</text:span><text:span text:style-name="T2">。</text:span><text:span text:style-name="T1">APIC</text:span><text:span text:style-name="T2">与</text:span><text:span text:style-name="T1">xAPIC</text:span><text:span text:style-name="T2">两种架构之间最大的不同在于</text:span><text:span text:style-name="T1">xAPIC</text:span><text:span text:style-name="T2">架构里</text:span><text:span text:style-name="T1">lapic</text:span><text:span text:style-name="T2">与</text:span><text:span text:style-name="T1">io apic</text:span><text:span text:style-name="T2">通过系统总线进行通信，而在</text:span><text:span text:style-name="T1">APIC</text:span><text:span text:style-name="T2">架构里，它们通过</text:span><text:span text:style-name="T1">APIC</text:span><text:span text:style-name="T2">总线通信。另外，</text:span><text:span text:style-name="T1">APIC</text:span><text:span text:style-name="T2">架构里的部分特征在</text:span><text:span text:style-name="T1">xAPIC</text:span><text:span text:style-name="T2">里得到了扩展或修改。</text:span></text:p>
      <text:p text:style-name="P2"><text:span text:style-name="T1">xAPIC</text:span><text:span text:style-name="T2">的基本操作模式为</text:span><text:span text:style-name="T1">xAPIC</text:span><text:span text:style-name="T2">模式。</text:span><text:span text:style-name="T1">xAPIC</text:span><text:span text:style-name="T2">架构的进一步扩展为</text:span><text:span text:style-name="T1">x2APIC</text:span><text:span text:style-name="T2">架构，主要是提升了处理器寻址能力（</text:span><text:span text:style-name="T1">processor address ability</text:span><text:span text:style-name="T2">）。</text:span><text:span text:style-name="T1">x2APIC</text:span><text:span text:style-name="T2">架构提供向后兼容（即兼容</text:span><text:span text:style-name="T1">xAPIC</text:span><text:span text:style-name="T2">）和向前扩展（即未来</text:span><text:span text:style-name="T1">Intel</text:span><text:span text:style-name="T2">新平台）的能力。</text:span></text:p>
      <text:p text:style-name="P2"><text:span text:style-name="T2">五，以下内容来自（</text:span><text:span text:style-name="T1">P470</text:span><text:span text:style-name="T2">）：</text:span><text:span text:style-name="T1">10.4.6 Local APIC ID<text:line-break/></text:span><text:span text:style-name="T2">在通电启动后，系统硬件就会为系统总线或</text:span><text:span text:style-name="T1">APIC</text:span><text:span text:style-name="T2">总线上的每一个</text:span><text:span text:style-name="T1">lapic</text:span><text:span text:style-name="T2">分配一个唯一的</text:span><text:span text:style-name="T1">APIC ID</text:span><text:span text:style-name="T2">号，而该</text:span><text:span text:style-name="T1">APIC ID</text:span><text:span text:style-name="T2">号是基于系统拓扑结构和</text:span><text:span text:style-name="T1">SOCKET</text:span><text:span text:style-name="T2">位置编码以及簇聚特征进行分配的。在多处理器系统上，</text:span><text:span text:style-name="T1">lapic</text:span><text:span text:style-name="T2">的</text:span><text:span text:style-name="T1">ID</text:span><text:span text:style-name="T2">号也被</text:span><text:span text:style-name="T1">BIOS</text:span><text:span text:style-name="T2">和</text:span><text:span text:style-name="T1">OS</text:span><text:span text:style-name="T2">用作处理器</text:span><text:span text:style-name="T1">ID</text:span><text:span text:style-name="T2">号。某些处理器允许软件修改</text:span><text:span text:style-name="T1">APIC ID</text:span><text:span text:style-name="T2">号，但具体怎么修改依赖于具体的处理器型号，正因为如此，</text:span><text:span text:style-name="T1">OS</text:span><text:span text:style-name="T2">软件应该避免去修改</text:span><text:span text:style-name="T1">lapic ID</text:span><text:span text:style-name="T2">寄存器。</text:span></text:p>
      <text:p text:style-name="P2"><text:span text:style-name="T2">在</text:span><text:span text:style-name="T1">P6</text:span><text:span text:style-name="T2">和奔腾处理器上，</text:span><text:span text:style-name="T1">lapic</text:span><text:span text:style-name="T2">的</text:span><text:span text:style-name="T1">ID</text:span><text:span text:style-name="T2">号只占</text:span><text:span text:style-name="T1">4bit</text:span><text:span text:style-name="T2">，可以用</text:span><text:span text:style-name="T1">0x0-0xe</text:span><text:span text:style-name="T2">表示</text:span><text:span text:style-name="T1">APIC</text:span><text:span text:style-name="T2">总线上的</text:span><text:span text:style-name="T1">15</text:span><text:span text:style-name="T2">个不同处理器。在奔四和至强处理器上，</text:span><text:span text:style-name="T1">xAPIC</text:span><text:span text:style-name="T2">将</text:span><text:span text:style-name="T1">ID</text:span><text:span text:style-name="T2">号扩展到</text:span><text:span text:style-name="T1">8bit</text:span><text:span text:style-name="T2">，因此可以表示最多</text:span><text:span text:style-name="T1">255</text:span><text:span text:style-name="T2">个不同的处理器。</text:span><text:span text:style-name="T1">x2APIC</text:span><text:span text:style-name="T2">将</text:span><text:span text:style-name="T1">ID</text:span><text:span text:style-name="T2">号扩展到</text:span><text:span text:style-name="T1">32bit</text:span><text:span text:style-name="T2">，其低</text:span><text:span text:style-name="T1">8bit</text:span><text:span text:style-name="T2">用于兼容</text:span><text:span text:style-name="T1">xAPIC</text:span><text:span text:style-name="T2">的</text:span><text:span text:style-name="T1">ID</text:span><text:span text:style-name="T2">号。</text:span></text:p>
      <text:p text:style-name="P2"><text:span text:style-name="T2">六，以下内容来自（</text:span><text:span text:style-name="T1">P473</text:span><text:span text:style-name="T2">）：</text:span><text:span text:style-name="T1">10.4.8 Local APIC Version Register<text:line-break/>lapic</text:span><text:span text:style-name="T2">有一个硬连线版本寄存器（</text:span><text:span text:style-name="T1">hardwired version register</text:span><text:span text:style-name="T2">），软件可以通过这个寄存器识别</text:span><text:span text:style-name="T1">APIC</text:span><text:span text:style-name="T2">版本。另外，这个寄存器还指定了</text:span><text:span text:style-name="T1">LVT</text:span><text:span text:style-name="T2">中的具体条目个数。</text:span><text:span text:style-name="T1"><text:line-break/></text:span><text:span text:style-name="T2">三个重要字段：</text:span><text:span text:style-name="T1"><text:line-break/>version</text:span><text:span text:style-name="T2">（</text:span><text:span text:style-name="T1">8bit</text:span><text:span text:style-name="T2">）：</text:span><text:span text:style-name="T1">lapic</text:span><text:span text:style-name="T2">的版本号。</text:span><text:span text:style-name="T1">0x1x</text:span><text:span text:style-name="T2">（前面的</text:span><text:span text:style-name="T1">0x</text:span><text:span text:style-name="T2">表示是</text:span><text:span text:style-name="T1">16</text:span><text:span text:style-name="T2">禁止，而第二个</text:span><text:span text:style-name="T1">x</text:span><text:span text:style-name="T2">表示任意数字）为</text:span><text:span text:style-name="T1">Local APIC</text:span><text:span text:style-name="T2">，比如奔四和至强处理器，则是</text:span><text:span text:style-name="T1">0x14</text:span><text:span text:style-name="T2">；</text:span><text:span text:style-name="T1">0x0x</text:span><text:span text:style-name="T2">为</text:span><text:span text:style-name="T1">82489DX</text:span><text:span text:style-name="T2">外部</text:span><text:span text:style-name="T1">APIC</text:span><text:span text:style-name="T2">。</text:span></text:p>
      <text:p text:style-name="P2"><text:span text:style-name="T1">Max LVT Entry</text:span><text:span text:style-name="T2">（</text:span><text:span text:style-name="T1">8bit</text:span><text:span text:style-name="T2">）：具体</text:span><text:span text:style-name="T1">LVT</text:span><text:span text:style-name="T2">条目个数减</text:span><text:span text:style-name="T1">1</text:span><text:span text:style-name="T2">。奔四和至强处理器，该值为</text:span><text:span text:style-name="T1">5</text:span><text:span text:style-name="T2">；</text:span><text:span text:style-name="T1">P6</text:span><text:span text:style-name="T2">处理器为</text:span><text:span text:style-name="T1">4</text:span><text:span text:style-name="T2">；奔腾处理器为</text:span><text:span text:style-name="T1">3</text:span><text:span text:style-name="T2">。</text:span></text:p>
      <text:p text:style-name="P2"><text:span text:style-name="T1">Suppress EOI-broadcasts</text:span><text:span text:style-name="T2">（</text:span><text:span text:style-name="T1">1bit</text:span><text:span text:style-name="T2">）：表示是否可通过软件置位伪中断向量寄存器（</text:span><text:span text:style-name="T1">Spurious Interrupt Vector Register</text:span><text:span text:style-name="T2">）第</text:span><text:span text:style-name="T1">12bit</text:span><text:span text:style-name="T2">的方式阻止</text:span><text:span text:style-name="T1">EOI</text:span><text:span text:style-name="T2">消息的广播。</text:span></text:p>
      <text:p text:style-name="P2"><text:span text:style-name="T2">七，以下内容来自（</text:span><text:span text:style-name="T1">P474</text:span><text:span text:style-name="T2">）：</text:span><text:span text:style-name="T1">10.5 HANDLING LOCAL INTERRUPTS<text:line-break/></text:span><text:span text:style-name="T2">这一章主要描述</text:span><text:span text:style-name="T1">lapic</text:span><text:span text:style-name="T2">所提供的处理本地中断的能力，因为当前我不关注一块，所以暂且略过。如果是关注</text:span><text:span text:style-name="T1">LVT</text:span><text:span text:style-name="T2">时钟寄存器、温度监控寄存器、性能计数寄存器、</text:span><text:span text:style-name="T1">LINT0</text:span><text:span text:style-name="T2">寄存器、</text:span><text:span text:style-name="T1">LINT1</text:span><text:span text:style-name="T2">寄存器等，可以仔细看这一章内容。</text:span></text:p>
      <text:p text:style-name="P2"><text:span text:style-name="T2">八，以下内容来自（</text:span><text:span text:style-name="T1">P484</text:span><text:span text:style-name="T2">）：</text:span><text:span text:style-name="T1">10.6 ISSUING INTERPROCESSOR INTERRUPTS<text:line-break/></text:span><text:span text:style-name="T2">这一章主要描述</text:span><text:span text:style-name="T1">lapic</text:span><text:span text:style-name="T2">所提供的通过软件方式触发</text:span><text:span text:style-name="T1">IPI</text:span><text:span text:style-name="T2">中断的能力，主要也就是</text:span><text:span text:style-name="T1">ICR</text:span><text:span text:style-name="T2">寄存器（</text:span><text:span text:style-name="T1">interrupt command register</text:span><text:span text:style-name="T2">）。</text:span><text:span text:style-name="T1"><text:line-break/>ICR</text:span><text:span text:style-name="T2">寄存器有如下功能：</text:span><text:span text:style-name="T1"><text:line-break/>1</text:span><text:span text:style-name="T2">，发送一个中断到另外一个处理器。</text:span><text:span text:style-name="T1"><text:line-break/>2</text:span><text:span text:style-name="T2">，允许处理器转发一个它已收到但尚未处理的中断到另外一个处理器进行服务。</text:span><text:span text:style-name="T1"><text:line-break/>3</text:span><text:span text:style-name="T2">，处理器发送一个中断给自己（</text:span><text:span text:style-name="T1">self interrupt</text:span><text:span text:style-name="T2">）。</text:span><text:span text:style-name="T1"><text:line-break/>4</text:span><text:span text:style-name="T2">，传送特定的</text:span><text:span text:style-name="T1">IPI</text:span><text:span text:style-name="T2">（比如</text:span><text:span text:style-name="T1">SIPI</text:span><text:span text:style-name="T2">，即</text:span><text:span text:style-name="T1">start-up IPI</text:span><text:span text:style-name="T2">）到另外的处理器。</text:span></text:p>
      <text:p text:style-name="P2"><text:span text:style-name="T2">通过</text:span><text:span text:style-name="T1">ICR</text:span><text:span text:style-name="T2">寄存器产生的中断通过系统总线或</text:span><text:span text:style-name="T1">APIC</text:span><text:span text:style-name="T2">总线进行传送。处理器发送最低优先</text:span><text:span text:style-name="T1">IPI</text:span><text:span text:style-name="T2">（</text:span><text:span text:style-name="T1">lowest priority IPI</text:span><text:span text:style-name="T2">）的能力是与特定型号相关的，因此</text:span><text:span text:style-name="T1">BIOS</text:span><text:span text:style-name="T2">和</text:span><text:span text:style-name="T1">OS</text:span><text:span text:style-name="T2">软件需避免使用它。</text:span></text:p>
      <text:p text:style-name="P2"><text:span text:style-name="T2">九，以下内容来自（</text:span><text:span text:style-name="T1">P490</text:span><text:span text:style-name="T2">）：</text:span><text:span text:style-name="T1">10.6.2 Determining IPI Destination<text:line-break/>IPI</text:span><text:span text:style-name="T2">中断的接收者目标可以是系统总线上一个、一组或全部处理器。</text:span><text:span text:style-name="T1">IPI</text:span><text:span text:style-name="T2">的发送者通过如下</text:span><text:span text:style-name="T1">APIC</text:span><text:span text:style-name="T2">寄存器和寄存器内字段来指定中断接收者。</text:span><text:span text:style-name="T1"><text:line-break/>1</text:span><text:span text:style-name="T2">，</text:span><text:span text:style-name="T1">ICR</text:span><text:span text:style-name="T2">寄存器：使用如下寄存器字段来指定</text:span><text:span text:style-name="T1">IPI</text:span><text:span text:style-name="T2">接收者。</text:span><text:span text:style-name="T1"><text:line-break/>Destination Mode</text:span><text:span text:style-name="T2">：目标模式：选择目标模式，可以是</text:span><text:span text:style-name="T1">physical</text:span><text:span text:style-name="T2">或</text:span><text:span text:style-name="T1">logical</text:span><text:span text:style-name="T2">。</text:span><text:span text:style-name="T1"><text:line-break/>Destination Field</text:span><text:span text:style-name="T2">：目标字段：如果是</text:span><text:span text:style-name="T1">physical</text:span><text:span text:style-name="T2">目标模式，那么该字段用于指定目标处理器的</text:span><text:span text:style-name="T1">APIC ID</text:span><text:span text:style-name="T2">号。如果是</text:span><text:span text:style-name="T1">logical</text:span><text:span text:style-name="T2">目标模式，那么该字段用于指定</text:span><text:span text:style-name="T1">MDA</text:span><text:span text:style-name="T2">（</text:span><text:span text:style-name="T1">message destination address</text:span><text:span text:style-name="T2">），而</text:span><text:span text:style-name="T1">MDA</text:span><text:span text:style-name="T2">被用来指定</text:span><text:span text:style-name="T1">cluster</text:span><text:span text:style-name="T2">聚类里的某一个或多个处理器。</text:span><text:span text:style-name="T1"><text:line-break/></text:span><text:soft-page-break/><text:span text:style-name="T1">Destination Shorthand</text:span><text:span text:style-name="T2">：目标快速记法：用来指定全部处理器、除自己以外的全部处理器或自己这三种情况之一的简便快速方法。</text:span><text:span text:style-name="T1"><text:line-break/>Delivery mode, Lowest Priority</text:span><text:span text:style-name="T2">：投递模式，最低优先：一种与具体架构相关的最低优先仲裁机制，用于在指定的一组处理器里选择一个目标处理器。因为这种机制与具体的</text:span><text:span text:style-name="T1">CPU</text:span><text:span text:style-name="T2">架构相关，因此应该避免在</text:span><text:span text:style-name="T1">BIOS</text:span><text:span text:style-name="T2">和</text:span><text:span text:style-name="T1">OS</text:span><text:span text:style-name="T2">里使用它。</text:span></text:p>
      <text:p text:style-name="P2"><text:span text:style-name="T1">2</text:span><text:span text:style-name="T2">，</text:span><text:span text:style-name="T1">Local destination register (LDR)</text:span><text:span text:style-name="T2">：配合</text:span><text:span text:style-name="T1">logical</text:span><text:span text:style-name="T2">目标模式中的</text:span><text:span text:style-name="T1">MDA</text:span><text:span text:style-name="T2">一起使用，用于选择目标处理器。</text:span></text:p>
      <text:p text:style-name="P2"><text:span text:style-name="T1">3</text:span><text:span text:style-name="T2">，</text:span><text:span text:style-name="T1">Destination format register (DFR)</text:span><text:span text:style-name="T2">：配合</text:span><text:span text:style-name="T1">logical</text:span><text:span text:style-name="T2">目标模式中的</text:span><text:span text:style-name="T1">MDA</text:span><text:span text:style-name="T2">一起使用，用于选择目标处理器。</text:span></text:p>
      <text:p text:style-name="P2"><text:span text:style-name="T2">十，以下内容来自（</text:span><text:span text:style-name="T1">P491</text:span><text:span text:style-name="T2">）：</text:span><text:span text:style-name="T1">10.6.2.1 Physical Destination Mode<text:line-break/></text:span><text:span text:style-name="T2">在</text:span><text:span text:style-name="T1">physical</text:span><text:span text:style-name="T2">目标模式下，通过指定</text:span><text:span text:style-name="T1">lapic ID</text:span><text:span text:style-name="T2">号来选择目标处理器。对于奔四和至强处理器而言，这既可以是单一目标（</text:span><text:span text:style-name="T1">lapic ID</text:span><text:span text:style-name="T2">从</text:span><text:span text:style-name="T1">00H</text:span><text:span text:style-name="T2">到</text:span><text:span text:style-name="T1">FEH</text:span><text:span text:style-name="T2">），也可以是广播到所有</text:span><text:span text:style-name="T1">APIC</text:span><text:span text:style-name="T2">（</text:span><text:span text:style-name="T1">lapic ID</text:span><text:span text:style-name="T2">为</text:span><text:span text:style-name="T1">FFH</text:span><text:span text:style-name="T2">）。</text:span><text:span text:style-name="T1"><text:line-break/>MDA</text:span><text:span text:style-name="T2">的</text:span><text:span text:style-name="T1">28-31bit</text:span><text:span text:style-name="T2">位为</text:span><text:span text:style-name="T1">1</text:span><text:span text:style-name="T2">的广播</text:span><text:span text:style-name="T1">IPI</text:span><text:span text:style-name="T2">（应该是接着上一句说的，即在奔四和至强处理器上，</text:span><text:span text:style-name="T1">0FH</text:span><text:span text:style-name="T2">不是广播地址，所以这里才说不被支持，后面会提到</text:span><text:span text:style-name="T1">0FH</text:span><text:span text:style-name="T2">是</text:span><text:span text:style-name="T1">P6</text:span><text:span text:style-name="T2">和奔腾处理器上的广播地址）或被初始化为最低优先投递模式的</text:span><text:span text:style-name="T1">I/O</text:span><text:span text:style-name="T2">子系统不被</text:span><text:span text:style-name="T1">physical</text:span><text:span text:style-name="T2">目标模式支持，所以软件（这个软件应该设置</text:span><text:span text:style-name="T1">BIOS</text:span><text:span text:style-name="T2">或</text:span><text:span text:style-name="T1">OS</text:span><text:span text:style-name="T2">）不能做这样的配置。对于任何非广播</text:span><text:span text:style-name="T1">IPI</text:span><text:span text:style-name="T2">或被初始化为最低优先投递模式的</text:span><text:span text:style-name="T1">I/O</text:span><text:span text:style-name="T2">子系统，软件必须保证中断地址里的目标</text:span><text:span text:style-name="T1">APIC</text:span><text:span text:style-name="T2">存在并且可以接收中断。</text:span><text:span text:style-name="T1"><text:line-break/></text:span><text:span text:style-name="T2">对于</text:span><text:span text:style-name="T1">P6</text:span><text:span text:style-name="T2">和奔腾处理器而言，单一目标的</text:span><text:span text:style-name="T1">lapic ID</text:span><text:span text:style-name="T2">从</text:span><text:span text:style-name="T1">0H</text:span><text:span text:style-name="T2">到</text:span><text:span text:style-name="T1">0EH</text:span><text:span text:style-name="T2">，广播到所有</text:span><text:span text:style-name="T1">APIC</text:span><text:span text:style-name="T2">为</text:span><text:span text:style-name="T1">0FH</text:span><text:span text:style-name="T2">。</text:span></text:p>
      <text:p text:style-name="P2"><text:span text:style-name="T2">注意：系统总线上可寻址的</text:span><text:span text:style-name="T1">lapic</text:span><text:span text:style-name="T2">个数可能会受到硬件的限制。</text:span></text:p>
      <text:p text:style-name="P2"><text:span text:style-name="T2">十一，以下内容来自（</text:span><text:span text:style-name="T1">P491</text:span><text:span text:style-name="T2">）：</text:span><text:span text:style-name="T1">10.6.2.2 Logical Destination Mode<text:line-break/></text:span><text:span text:style-name="T2">在</text:span><text:span text:style-name="T1">logical</text:span><text:span text:style-name="T2">目标模式下，通过一个存在于</text:span><text:span text:style-name="T1">ICR</text:span><text:span text:style-name="T2">寄存器目标字段里的</text:span><text:span text:style-name="T1">8bit</text:span><text:span text:style-name="T2">消息目标地址（</text:span><text:span text:style-name="T1">message destination address</text:span><text:span text:style-name="T2">，</text:span><text:span text:style-name="T1">MDA</text:span><text:span text:style-name="T2">）来指定</text:span><text:span text:style-name="T1">IPI</text:span><text:span text:style-name="T2">目标。当接收到一个通过</text:span><text:span text:style-name="T1">logical</text:span><text:span text:style-name="T2">目标模式投递的</text:span><text:span text:style-name="T1">IPI</text:span><text:span text:style-name="T2">消息时，</text:span><text:span text:style-name="T1">lapic</text:span><text:span text:style-name="T2">将拿消息里的</text:span><text:span text:style-name="T1">MDA</text:span><text:span text:style-name="T2">与其</text:span><text:span text:style-name="T1">LDR</text:span><text:span text:style-name="T2">和</text:span><text:span text:style-name="T1">DFR</text:span><text:span text:style-name="T2">寄存器进行比较，以确定是否需要接受并处理这个</text:span><text:span text:style-name="T1">IPI</text:span><text:span text:style-name="T2">。不管是</text:span><text:span text:style-name="T1">logical</text:span><text:span text:style-name="T2">目标模式，还是配合最低优先投递模式的</text:span><text:span text:style-name="T1">logical</text:span><text:span text:style-name="T2">目标模式，软件都必须负责保证所有的</text:span><text:span text:style-name="T1">lapic</text:span><text:span text:style-name="T2">都能够被寻址到（例如如果有超过</text:span><text:span text:style-name="T1">8</text:span><text:span text:style-name="T2">个</text:span><text:span text:style-name="T1">CPU</text:span><text:span text:style-name="T2">，那么软件就不能设置使用平坦模式，因为它最多只能寻找</text:span><text:span text:style-name="T1">8</text:span><text:span text:style-name="T2">个</text:span><text:span text:style-name="T1">CPU</text:span><text:span text:style-name="T2">）。</text:span></text:p>
      <text:p text:style-name="P2"><text:span text:style-name="T2">寄存器</text:span><text:span text:style-name="T1">Logical Destination Register (LDR)</text:span><text:span text:style-name="T2">：</text:span><text:span text:style-name="T1"><text:line-break/></text:span><text:span text:style-name="T2">地址：</text:span><text:span text:style-name="T1">0FEE0 00D0H<text:line-break/></text:span><text:span text:style-name="T2">重置后值：</text:span><text:span text:style-name="T1">0000 0000H<text:line-break/></text:span><text:span text:style-name="T2">字段：</text:span><text:span text:style-name="T1"><text:line-break/>24:31</text:span><text:span text:style-name="T2">：</text:span><text:span text:style-name="T1">Logical APIC ID</text:span><text:span text:style-name="T2">，逻辑</text:span><text:span text:style-name="T1">APIC ID</text:span><text:span text:style-name="T2">。这个逻辑</text:span><text:span text:style-name="T1">ID</text:span><text:span text:style-name="T2">（</text:span><text:span text:style-name="T1">logical APIC ID</text:span><text:span text:style-name="T2">）不要和本地</text:span><text:span text:style-name="T1">ID</text:span><text:span text:style-name="T2">（</text:span><text:span text:style-name="T1">local APIC ID</text:span><text:span text:style-name="T2">）搞混。</text:span><text:span text:style-name="T1"><text:line-break/>0:23</text:span><text:span text:style-name="T2">：</text:span><text:span text:style-name="T1">Reserved</text:span><text:span text:style-name="T2">，保留。</text:span></text:p>
      <text:p text:style-name="P2"><text:span text:style-name="T2">寄存器</text:span><text:span text:style-name="T1">destination format register (DFR)</text:span><text:span text:style-name="T2">：</text:span><text:span text:style-name="T1"><text:line-break/></text:span><text:span text:style-name="T2">地址：</text:span><text:span text:style-name="T1">0FEE0 00E0H<text:line-break/></text:span><text:span text:style-name="T2">重置后值：</text:span><text:span text:style-name="T1">FFFF FFFFH<text:line-break/></text:span><text:span text:style-name="T2">字段：</text:span><text:span text:style-name="T1"><text:line-break/>28:31</text:span><text:span text:style-name="T2">：</text:span><text:span text:style-name="T1">model</text:span><text:span text:style-name="T2">，选择</text:span><text:span text:style-name="T1">flat</text:span><text:span text:style-name="T2">（</text:span><text:span text:style-name="T1">1111B</text:span><text:span text:style-name="T2">）或</text:span><text:span text:style-name="T1">cluster</text:span><text:span text:style-name="T2">（</text:span><text:span text:style-name="T1">0000B</text:span><text:span text:style-name="T2">）之一。</text:span><text:span text:style-name="T1"><text:line-break/>0:27</text:span><text:span text:style-name="T2">：保留，全</text:span><text:span text:style-name="T1">1</text:span><text:span text:style-name="T2">。</text:span></text:p>
      <text:p text:style-name="P2"><text:span text:style-name="T1">MDA</text:span><text:span text:style-name="T2">地址可以按两种模式进行解释：</text:span><text:span text:style-name="T1"><text:line-break/>Flat Model</text:span><text:span text:style-name="T2">：平坦模式。</text:span><text:span text:style-name="T1"><text:line-break/>DFR</text:span><text:span text:style-name="T2">寄存器的</text:span><text:span text:style-name="T1">28-31bit</text:span><text:span text:style-name="T2">为全</text:span><text:span text:style-name="T1">1</text:span><text:span text:style-name="T2">。在这种模式下，通过设置每一个</text:span><text:span text:style-name="T1">lapic</text:span><text:span text:style-name="T2">的</text:span><text:span text:style-name="T1">LDR</text:span><text:span text:style-name="T2">寄存器的逻辑</text:span><text:span text:style-name="T1">APIC ID</text:span><text:span text:style-name="T2">字段的不同</text:span><text:span text:style-name="T1">bit</text:span><text:span text:style-name="T2">位，最多可以给</text:span><text:span text:style-name="T1">8</text:span><text:span text:style-name="T2">个（因为逻辑</text:span><text:span text:style-name="T1">APIC ID</text:span><text:span text:style-name="T2">字段只有</text:span><text:span text:style-name="T1">8bit</text:span><text:span text:style-name="T2">位）不同的</text:span><text:span text:style-name="T1">lapic</text:span><text:span text:style-name="T2">建立各自不同的逻辑</text:span><text:span text:style-name="T1">APIC ID</text:span><text:span text:style-name="T2">号。这样之后，通过设置</text:span><text:span text:style-name="T1">MDA</text:span><text:span text:style-name="T2">中的一个或多个</text:span><text:span text:style-name="T1">bit</text:span><text:span text:style-name="T2">位，可选择一个或多个目标</text:span><text:span text:style-name="T1">lapic</text:span><text:span text:style-name="T2">。每一个</text:span><text:span text:style-name="T1">lapic</text:span><text:span text:style-name="T2">把它的逻辑</text:span><text:span text:style-name="T1">APIC ID</text:span><text:span text:style-name="T2">与</text:span><text:span text:style-name="T1">MDA</text:span><text:span text:style-name="T2">进行位与操作，如果为真，则表示是目标</text:span><text:span text:style-name="T1">lapic</text:span><text:span text:style-name="T2">，因此接受并处理</text:span><text:span text:style-name="T1">IPI</text:span><text:span text:style-name="T2">消息。通过设置</text:span><text:span text:style-name="T1">MDA</text:span><text:span text:style-name="T2">为全</text:span><text:span text:style-name="T1">1</text:span><text:span text:style-name="T2">，即为广播消息到所有</text:span><text:span text:style-name="T1">lapic</text:span><text:span text:style-name="T2">。</text:span></text:p>
      <text:p text:style-name="P2"><text:span text:style-name="T1">Cluster Model</text:span><text:span text:style-name="T2">：聚类模式。</text:span><text:span text:style-name="T1"><text:line-break/>DFR</text:span><text:span text:style-name="T2">寄存器的</text:span><text:span text:style-name="T1">28-31bit</text:span><text:span text:style-name="T2">为全</text:span><text:span text:style-name="T1">0</text:span><text:span text:style-name="T2">。这种模式又支持两种基本目标方案：平坦聚类（</text:span><text:span text:style-name="T1">flat cluster</text:span><text:span text:style-name="T2">）和分层聚类（</text:span><text:span text:style-name="T1">hierarchical cluster</text:span><text:span text:style-name="T2">）</text:span><text:span text:style-name="T1"><text:line-break/></text:span><text:span text:style-name="T2">平坦聚类仅被</text:span><text:span text:style-name="T1">P6</text:span><text:span text:style-name="T2">和奔腾处理器支持，使用这种模式的话，会假定所有</text:span><text:span text:style-name="T1">APIC</text:span><text:span text:style-name="T2">都通过</text:span><text:span text:style-name="T1">APIC</text:span><text:span text:style-name="T2">总线相连。</text:span><text:span text:style-name="T1">MDA</text:span><text:span text:style-name="T2">的</text:span><text:span text:style-name="T1">bit60-63</text:span><text:span text:style-name="T2">包含目标聚类的编码地址，而</text:span><text:span text:style-name="T1">bit56-59</text:span><text:span text:style-name="T2">则用于指定目标聚类里的目标</text:span><text:span text:style-name="T1">lapic</text:span><text:span text:style-name="T2">（因为只有</text:span><text:span text:style-name="T1">4bit</text:span><text:span text:style-name="T2">，所以最多</text:span><text:span text:style-name="T1">4</text:span><text:span text:style-name="T2">个</text:span><text:span text:style-name="T1">lapic</text:span><text:span text:style-name="T2">）。先比较</text:span><text:span text:style-name="T1">MDA</text:span><text:span text:style-name="T2">的</text:span><text:span text:style-name="T1">bit60-63</text:span><text:span text:style-name="T2">与</text:span><text:span text:style-name="T1">LDR</text:span><text:span text:style-name="T2">的</text:span><text:span text:style-name="T1">bit28-31</text:span><text:span text:style-name="T2">，判断当前</text:span><text:span text:style-name="T1">lapic</text:span><text:span text:style-name="T2">是否属于目标聚类；然后比较</text:span><text:span text:style-name="T1">MDA</text:span><text:span text:style-name="T2">的</text:span><text:span text:style-name="T1">bit56-59</text:span><text:span text:style-name="T2">与</text:span><text:span text:style-name="T1">LDR</text:span><text:span text:style-name="T2">的</text:span><text:span text:style-name="T1">bit24-27</text:span><text:span text:style-name="T2">，判断当前</text:span><text:span text:style-name="T1">lapic</text:span><text:span text:style-name="T2">是否属于目标聚类里的目标</text:span><text:span text:style-name="T1">lapic</text:span><text:span text:style-name="T2">；总共可以有</text:span><text:span text:style-name="T1">15</text:span><text:span text:style-name="T2">个聚类（地址从</text:span><text:span text:style-name="T1">0</text:span><text:span text:style-name="T2">到</text:span><text:span text:style-name="T1">14</text:span><text:span text:style-name="T2">），并且每个聚类可以有</text:span><text:span text:style-name="T1">4</text:span><text:span text:style-name="T2">个</text:span><text:span text:style-name="T1">lapic</text:span><text:span text:style-name="T2">。</text:span><text:span text:style-name="T1"><text:line-break/></text:span><text:span text:style-name="T2">对于</text:span><text:span text:style-name="T1">P6</text:span><text:span text:style-name="T2">和奔腾处理器的</text:span><text:span text:style-name="T1">lapic</text:span><text:span text:style-name="T2">而言，由于</text:span><text:span text:style-name="T1">APIC</text:span><text:span text:style-name="T2">仲裁</text:span><text:span text:style-name="T1">ID</text:span><text:span text:style-name="T2">只支持</text:span><text:span text:style-name="T1">15</text:span><text:span text:style-name="T2">个</text:span><text:span text:style-name="T1">APIC</text:span><text:span text:style-name="T2">代理（</text:span><text:span text:style-name="T1">agent</text:span><text:span text:style-name="T2">），因此在这种模式下，支持的处理器总数也就限制在</text:span><text:span text:style-name="T1">15</text:span><text:span text:style-name="T2">以内。通过设置目标</text:span><text:span text:style-name="T1">bit</text:span><text:span text:style-name="T2">位为全</text:span><text:span text:style-name="T1">1</text:span><text:span text:style-name="T2">即可达到广播到所有</text:span><text:span text:style-name="T1">lapic</text:span><text:span text:style-name="T2">的目的，因为它可以保证匹配所有聚类和选中每个聚类里的所有</text:span><text:span text:style-name="T1">apic</text:span><text:span text:style-name="T2">。最低优先投递模式下的广播</text:span><text:span text:style-name="T1">IPI</text:span><text:span text:style-name="T2">或</text:span><text:span text:style-name="T1">I/O</text:span><text:span text:style-name="T2">子系统广播中断不被聚类模式支持，因此软件不要做这样的配置。</text:span></text:p>
      <text:p text:style-name="P2"><text:span text:style-name="T2">分层聚类可以被奔四、至强以及</text:span><text:span text:style-name="T1">P6</text:span><text:span text:style-name="T2">和奔腾处理器使用。在这种模式下，通过不相关联的系统总线或</text:span><text:span text:style-name="T1">APIC</text:span><text:span text:style-name="T2">总线把各种不同的平坦聚类连接起来形成一个分层网络。这种模式需要每一个聚类都有一个聚类管理器，它负责对系统总线或</text:span><text:span text:style-name="T1">APIC</text:span><text:span text:style-name="T2">总线上的消息进行处理。一个聚类可以包含最多</text:span><text:span text:style-name="T1">4</text:span><text:span text:style-name="T2">个代理。</text:span><text:span text:style-name="T1">15</text:span><text:span text:style-name="T2">个聚类管理器，每一个聚类管理器有</text:span><text:span text:style-name="T1">4</text:span><text:span text:style-name="T2">个代理，那么整个分层网络可以最多有</text:span><text:span text:style-name="T1">60</text:span><text:span text:style-name="T2">个</text:span><text:span text:style-name="T1">APIC</text:span><text:span text:style-name="T2">代理。值得注意的是：分层</text:span><text:span text:style-name="T1">APIC</text:span><text:span text:style-name="T2">网络需要一个不属于</text:span><text:span text:style-name="T1">lapic</text:span><text:span text:style-name="T2">或</text:span><text:span text:style-name="T1">io apic</text:span><text:span text:style-name="T2">单元的特殊的聚类管理器设备（</text:span><text:span text:style-name="T1">special cluster manager device</text:span><text:span text:style-name="T2">）。</text:span></text:p>
      <text:p text:style-name="P1"><text:span text:style-name="T4">参考：</text:span><text:span text:style-name="T3"><text:line-break/>1</text:span><text:span text:style-name="T4">，</text:span><text:span text:style-name="T3">Intel? 82093AA I/O Advanced Programmable Interrupt Controller (I/O APIC) Datasheet<text:line-break/></text:span><text:a xlink:type="simple" xlink:href="http://www.intel.com/design/chipsets/datashts/290566.htm" text:style-name="Internet_20_link" text:visited-style-name="Visited_20_Internet_20_Link"><text:span text:style-name="T5">http://www.intel.com/design/chipsets/datashts/290566.htm</text:span></text:a><text:span text:style-name="T3"><text:line-break/>Intel? 82093AA I/O Advanced Programmable Interrupt Controller (I/O APIC) Specification Update<text:line-break/></text:span><text:a xlink:type="simple" xlink:href="http://www.intel.com/design/chipsets/specupdt/290710.htm" text:style-name="Internet_20_link" text:visited-style-name="Visited_20_Internet_20_Link"><text:span text:style-name="T5">http://www.intel.com/design/chipsets/specupdt/290710.htm</text:span></text:a></text:p>
      <text:p text:style-name="P1"><text:span text:style-name="T3">2</text:span><text:span text:style-name="T4">，</text:span><text:span text:style-name="T3">MultiProcessor Specification</text:span><text:span text:style-name="T4">（</text:span><text:a xlink:type="simple" xlink:href="http://download.intel.com/design/pentium/datashts/24201606.pdf" text:style-name="Internet_20_link" text:visited-style-name="Visited_20_Internet_20_Link"><text:span text:style-name="T5">http://download.intel.com/design/pentium/datashts/24201606.pdf</text:span></text:a><text:span text:style-name="T4">）</text:span><text:span text:style-name="T3"><text:line-break/>Version 1.4<text:line-break/>May 1997</text:span></text:p>
      <text:p text:style-name="P1"><text:span text:style-name="T4">转载请保留地址：</text:span><text:a xlink:type="simple" xlink:href="http://www.lenky.info/archives/2013/04/2252" text:style-name="Internet_20_link" text:visited-style-name="Visited_20_Internet_20_Link"><text:span text:style-name="T5">http://www.lenky.info/archives/2013/04/2252</text:span></text:a><text:span text:style-name="T3"> </text:span><text:span text:style-name="T4">或 </text:span><text:a xlink:type="simple" xlink:href="http://lenky.info/?p=2252" text:style-name="Internet_20_link" text:visited-style-name="Visited_20_Internet_20_Link"><text:span text:style-name="T5">http://lenky.info/?p=2252</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BitStream vera Sans', Tahom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6-24T12:38:28.758000000</dc:date>
    <meta:editing-duration>PT26S</meta:editing-duration>
    <meta:editing-cycles>1</meta:editing-cycles>
    <meta:document-statistic meta:table-count="0" meta:image-count="0" meta:object-count="0" meta:page-count="2" meta:paragraph-count="46" meta:word-count="4859" meta:character-count="7934" meta:non-whitespace-character-count="7664"/>
  </office:meta>
</office:document-meta>
</file>